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1be3c8" officeooo:paragraph-rsid="001be3c8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96pt" fo:font-weight="bold" officeooo:rsid="001be3c8" officeooo:paragraph-rsid="001be3c8" style:font-size-asian="96pt" style:font-weight-asian="bold" style:font-size-complex="9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8pt" officeooo:rsid="001be3c8" officeooo:paragraph-rsid="001be3c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officeooo:rsid="001e914b" officeooo:paragraph-rsid="001e914b" style:font-size-asian="14pt" style:font-size-complex="14pt"/>
    </style:style>
    <style:style style:name="P5" style:family="paragraph" style:parent-style-name="Text_20_body">
      <style:text-properties fo:font-size="14pt" officeooo:paragraph-rsid="001e914b" style:font-size-asian="14pt" style:font-size-complex="14pt"/>
    </style:style>
    <style:style style:name="P6" style:family="paragraph" style:parent-style-name="Text_20_body">
      <style:text-properties fo:font-size="20pt" style:font-size-asian="20pt" style:font-size-complex="20pt"/>
    </style:style>
    <style:style style:name="P7" style:family="paragraph" style:parent-style-name="Text_20_body">
      <style:text-properties fo:font-size="20pt" officeooo:paragraph-rsid="002394d6" style:font-size-asian="20pt" style:font-size-complex="20pt"/>
    </style:style>
    <style:style style:name="P8" style:family="paragraph" style:parent-style-name="Text_20_body">
      <style:text-properties fo:font-size="20pt" officeooo:paragraph-rsid="0024a19a" style:font-size-asian="20pt" style:font-size-complex="20pt"/>
    </style:style>
    <style:style style:name="P9" style:family="paragraph" style:parent-style-name="Text_20_body">
      <style:text-properties fo:font-size="14pt" officeooo:rsid="001e914b" officeooo:paragraph-rsid="002394d6" style:font-size-asian="14pt" style:font-size-complex="14pt"/>
    </style:style>
    <style:style style:name="P10" style:family="paragraph" style:parent-style-name="Text_20_body">
      <style:text-properties fo:font-size="14pt" officeooo:rsid="001e914b" officeooo:paragraph-rsid="0024a19a" style:font-size-asian="14pt" style:font-size-complex="14pt"/>
    </style:style>
    <style:style style:name="P11" style:family="paragraph" style:parent-style-name="Text_20_body">
      <style:text-properties fo:font-size="14pt" officeooo:rsid="001e914b" officeooo:paragraph-rsid="0026d4ae" style:font-size-asian="14pt" style:font-size-complex="14pt"/>
    </style:style>
    <style:style style:name="P12" style:family="paragraph" style:parent-style-name="Text_20_body">
      <style:text-properties fo:font-size="14pt" officeooo:rsid="001e914b" officeooo:paragraph-rsid="002b0a28" style:font-size-asian="14pt" style:font-size-complex="14pt"/>
    </style:style>
    <style:style style:name="P13" style:family="paragraph" style:parent-style-name="Text_20_body" style:list-style-name="L1">
      <style:text-properties fo:font-size="14pt" officeooo:rsid="002394d6" officeooo:paragraph-rsid="002394d6" style:font-size-asian="14pt" style:font-size-complex="14pt"/>
    </style:style>
    <style:style style:name="P14" style:family="paragraph" style:parent-style-name="Text_20_body" style:list-style-name="L1">
      <style:text-properties fo:font-size="14pt" officeooo:rsid="002394d6" officeooo:paragraph-rsid="0030a944" style:font-size-asian="14pt" style:font-size-complex="14pt"/>
    </style:style>
    <style:style style:name="P15" style:family="paragraph" style:parent-style-name="Text_20_body">
      <style:text-properties fo:font-size="14pt" officeooo:rsid="0024a19a" officeooo:paragraph-rsid="0024a19a" style:font-size-asian="14pt" style:font-size-complex="14pt"/>
    </style:style>
    <style:style style:name="P16" style:family="paragraph" style:parent-style-name="Text_20_body">
      <style:text-properties fo:font-size="14pt" officeooo:rsid="0024a19a" officeooo:paragraph-rsid="002505aa" style:font-size-asian="14pt" style:font-size-complex="14pt"/>
    </style:style>
    <style:style style:name="P17" style:family="paragraph" style:parent-style-name="Text_20_body" style:list-style-name="L2">
      <style:text-properties fo:font-size="14pt" officeooo:rsid="002505aa" officeooo:paragraph-rsid="002505aa" style:font-size-asian="14pt" style:font-size-complex="14pt"/>
    </style:style>
    <style:style style:name="P18" style:family="paragraph" style:parent-style-name="Text_20_body">
      <style:text-properties fo:font-size="14pt" officeooo:rsid="002505aa" officeooo:paragraph-rsid="002505aa" style:font-size-asian="14pt" style:font-size-complex="14pt"/>
    </style:style>
    <style:style style:name="P19" style:family="paragraph" style:parent-style-name="Text_20_body" style:list-style-name="L3">
      <style:text-properties fo:font-size="14pt" officeooo:rsid="002505aa" officeooo:paragraph-rsid="002505aa" style:font-size-asian="14pt" style:font-size-complex="14pt"/>
    </style:style>
    <style:style style:name="P20" style:family="paragraph" style:parent-style-name="Text_20_body" style:list-style-name="L4">
      <style:text-properties fo:font-size="14pt" officeooo:rsid="0026d4ae" officeooo:paragraph-rsid="0026d4ae" style:font-size-asian="14pt" style:font-size-complex="14pt"/>
    </style:style>
    <style:style style:name="P21" style:family="paragraph" style:parent-style-name="Text_20_body" style:list-style-name="L4">
      <style:text-properties fo:font-size="14pt" officeooo:rsid="002a1757" officeooo:paragraph-rsid="002a1757" style:font-size-asian="14pt" style:font-size-complex="14pt"/>
    </style:style>
    <style:style style:name="P22" style:family="paragraph" style:parent-style-name="Text_20_body">
      <style:text-properties fo:font-size="14pt" officeooo:rsid="002a1757" officeooo:paragraph-rsid="002a1757" style:font-size-asian="14pt" style:font-size-complex="14pt"/>
    </style:style>
    <style:style style:name="P23" style:family="paragraph" style:parent-style-name="Text_20_body" style:list-style-name="L5">
      <style:text-properties fo:font-size="14pt" officeooo:rsid="002b0a28" officeooo:paragraph-rsid="002b0a28" style:font-size-asian="14pt" style:font-size-complex="14pt"/>
    </style:style>
    <style:style style:name="P24" style:family="paragraph" style:parent-style-name="Text_20_body" style:list-style-name="L5">
      <style:text-properties fo:font-size="14pt" officeooo:rsid="002ce5a8" officeooo:paragraph-rsid="002ce5a8" style:font-size-asian="14pt" style:font-size-complex="14pt"/>
    </style:style>
    <style:style style:name="P25" style:family="paragraph" style:parent-style-name="Text_20_body" style:list-style-name="L5">
      <style:text-properties fo:font-size="14pt" officeooo:rsid="002de367" officeooo:paragraph-rsid="002de367" style:font-size-asian="14pt" style:font-size-complex="14pt"/>
    </style:style>
    <style:style style:name="P26" style:family="paragraph" style:parent-style-name="Text_20_body" style:list-style-name="L4">
      <style:text-properties fo:font-size="14pt" officeooo:rsid="002ec889" officeooo:paragraph-rsid="002ec889" style:font-size-asian="14pt" style:font-size-complex="14pt"/>
    </style:style>
    <style:style style:name="P27" style:family="paragraph" style:parent-style-name="Text_20_body">
      <style:text-properties fo:font-size="14pt" officeooo:paragraph-rsid="002ef36c" style:font-size-asian="14pt" style:font-size-complex="14pt"/>
    </style:style>
    <style:style style:name="P28" style:family="paragraph" style:parent-style-name="Text_20_body">
      <style:text-properties fo:font-size="14pt" officeooo:paragraph-rsid="001e914b" style:font-size-asian="14pt" style:font-size-complex="14pt"/>
    </style:style>
    <style:style style:name="P29" style:family="paragraph" style:parent-style-name="Text_20_body" style:list-style-name="L2">
      <style:text-properties officeooo:paragraph-rsid="002505aa"/>
    </style:style>
    <style:style style:name="P30" style:family="paragraph" style:parent-style-name="Text_20_body">
      <style:text-properties fo:font-size="20pt" officeooo:paragraph-rsid="002ef36c" style:font-size-asian="20pt" style:font-size-complex="20pt"/>
    </style:style>
    <style:style style:name="P31" style:family="paragraph" style:parent-style-name="Text_20_body">
      <style:text-properties officeooo:paragraph-rsid="0026d4ae"/>
    </style:style>
    <style:style style:name="P32" style:family="paragraph" style:parent-style-name="Text_20_body">
      <style:text-properties officeooo:paragraph-rsid="002b0a28"/>
    </style:style>
    <style:style style:name="P33" style:family="paragraph" style:parent-style-name="Heading_20_1">
      <style:text-properties fo:font-size="20pt" style:font-size-asian="20pt" style:font-size-complex="20pt"/>
    </style:style>
    <style:style style:name="P34" style:family="paragraph" style:parent-style-name="Heading_20_1">
      <style:text-properties fo:font-size="20pt" officeooo:paragraph-rsid="002394d6" style:font-size-asian="20pt" style:font-size-complex="20pt"/>
    </style:style>
    <style:style style:name="P35" style:family="paragraph" style:parent-style-name="Heading_20_1">
      <style:text-properties fo:font-size="20pt" officeooo:paragraph-rsid="002ef36c" style:font-size-asian="20pt" style:font-size-complex="20pt"/>
    </style:style>
    <style:style style:name="P36" style:family="paragraph" style:parent-style-name="Heading_20_1">
      <style:text-properties fo:font-size="19pt" officeooo:rsid="0024a19a" officeooo:paragraph-rsid="0024a19a" style:font-size-asian="19pt" style:font-size-complex="19pt"/>
    </style:style>
    <style:style style:name="P37" style:family="paragraph" style:parent-style-name="Heading_20_1">
      <style:text-properties fo:font-size="19pt" officeooo:rsid="0024a19a" officeooo:paragraph-rsid="0026d4ae" style:font-size-asian="19pt" style:font-size-complex="19pt"/>
    </style:style>
    <style:style style:name="P38" style:family="paragraph" style:parent-style-name="Heading_20_1">
      <style:text-properties officeooo:paragraph-rsid="0026d4ae"/>
    </style:style>
    <style:style style:name="P39" style:family="paragraph" style:parent-style-name="Heading_20_1">
      <style:text-properties officeooo:paragraph-rsid="002b0a28"/>
    </style:style>
    <style:style style:name="T1" style:family="text">
      <style:text-properties officeooo:rsid="001e914b"/>
    </style:style>
    <style:style style:name="T2" style:family="text">
      <style:text-properties fo:font-size="14pt" officeooo:rsid="0024a19a" style:font-size-asian="14pt" style:font-size-complex="14pt"/>
    </style:style>
    <style:style style:name="T3" style:family="text">
      <style:text-properties fo:font-size="14pt" officeooo:rsid="002505aa" style:font-size-asian="14pt" style:font-size-complex="14pt"/>
    </style:style>
    <style:style style:name="T4" style:family="text">
      <style:text-properties officeooo:rsid="00231e6c"/>
    </style:style>
    <style:style style:name="T5" style:family="text">
      <style:text-properties officeooo:rsid="001fd937"/>
    </style:style>
    <style:style style:name="T6" style:family="text">
      <style:text-properties officeooo:rsid="002394d6"/>
    </style:style>
    <style:style style:name="T7" style:family="text">
      <style:text-properties officeooo:rsid="0026d481"/>
    </style:style>
    <style:style style:name="T8" style:family="text">
      <style:text-properties officeooo:rsid="0026d4ae"/>
    </style:style>
    <style:style style:name="T9" style:family="text">
      <style:text-properties fo:font-size="19pt" officeooo:rsid="0024a19a" style:font-size-asian="19pt" style:font-size-complex="19pt"/>
    </style:style>
    <style:style style:name="T10" style:family="text">
      <style:text-properties fo:font-size="19pt" officeooo:rsid="0026d4ae" style:font-size-asian="19pt" style:font-size-complex="19pt"/>
    </style:style>
    <style:style style:name="T11" style:family="text">
      <style:text-properties fo:font-size="19pt" officeooo:rsid="002b0a28" style:font-size-asian="19pt" style:font-size-complex="19pt"/>
    </style:style>
    <style:style style:name="T12" style:family="text">
      <style:text-properties officeooo:rsid="0027ea6b"/>
    </style:style>
    <style:style style:name="T13" style:family="text">
      <style:text-properties officeooo:rsid="002b0a28"/>
    </style:style>
    <style:style style:name="T14" style:family="text">
      <style:text-properties officeooo:rsid="002ef36c"/>
    </style:style>
    <style:style style:name="T15" style:family="text">
      <style:text-properties officeooo:rsid="0030a944"/>
    </style:style>
    <style:style style:name="T16" style:family="text">
      <style:text-properties officeooo:rsid="0032d8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78cm" fo:text-indent="-0.635cm" fo:margin-left="8.37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SGP</text:p>
      <text:p text:style-name="P1"/>
      <text:p text:style-name="P3">Sistema de Gerenciamento de Pizzar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envolvedor: Helder Bertoldo</text:p>
      <text:p text:style-name="P1">Disciplina: Laboratório de Programação 3</text:p>
      <text:p text:style-name="P1">Professor: Igor Kn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33" text:outline-level="1"><text:bookmark-start text:name="__DdeLink__203_753436727"/>Sobre o SGP:</text:h>
      <text:p text:style-name="P6"/>
      <text:p text:style-name="P5"><text:span text:style-name="T1"><text:tab/>O SGP, abreviação de Sistema de Gerenciamento de Pizzaria foi desenvolvido em Dezembro de 2015 como projeto da disciplina Laboratório de Programação 3, sendo baseado em um p</text:span>rotó<text:bookmark-end text:name="__DdeLink__203_753436727"/>tipo para controle de pedidos de uma pizzaria durante um dia de trabalho.</text:p>
      <text:p text:style-name="P5"><text:tab/><text:span text:style-name="T5">Tem como objetivo atender a demanda de uma pizzaria que registra pedidos através de mesas individuais, registrando os horários de entrada e saída dos clientes, além de todos os pedidos de produtos realizados pela mesa.</text:span></text:p>
      <text:p text:style-name="P5"><text:tab/><text:span text:style-name="T4">O projeto foi desenvolvido utilizando conceitos de orientação à objetos, através da linguagem de programação JAVA.</text:span></text:p>
      <text:p text:style-name="P5"><text:tab/><text:span text:style-name="T16">Ele permite que sejam adicionadas/removidas novas mesas e produtos à pizzaria. Além disso é possível contabilizar o total dos pedidos, além de cancelar algum quando for necessário, informando a quantidade do item selecionado que será cancelada.</text:span></text:p>
      <text:p text:style-name="P5"/>
      <text:p text:style-name="P5"/>
      <text:h text:style-name="P35" text:outline-level="1"><text:span text:style-name="T14">Diagrama de Classes</text:span></text:h>
      <text:p text:style-name="P30"/>
      <text:p text:style-name="P27"><text:span text:style-name="T1"><text:tab/>Diagrama das classes do sistema está em anexo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h text:style-name="P34" text:outline-level="1"><text:span text:style-name="T6">Campos Necessário Para Construção das Telas</text:span>:</text:h>
      <text:p text:style-name="P7"/>
      <text:p text:style-name="P9"><text:tab/>Foi feita uma pesquisa para identificar os campos principais que uma interface gráfica desse tipo de sistema necessitária. Como principais pontos pode ser destacado:</text:p>
      <text:list xml:id="list3658192999416123080" text:style-name="L1">
        <text:list-item>
          <text:p text:style-name="P13">Tela de Login</text:p>
        </text:list-item>
        <text:list-item>
          <text:p text:style-name="P13">Menu com opção de adicionar/remover mesas</text:p>
        </text:list-item>
        <text:list-item>
          <text:p text:style-name="P13">Menu com opção de adicionar/remover produtos</text:p>
        </text:list-item>
        <text:list-item>
          <text:p text:style-name="P13">Área de visualização das mesas disponíveis</text:p>
        </text:list-item>
        <text:list-item>
          <text:p text:style-name="P13">Área com a descrição dos itens pedidos em cada mesa</text:p>
        </text:list-item>
        <text:list-item>
          <text:p text:style-name="P13">Lista com os produtos disponíveis para serem vendidos</text:p>
        </text:list-item>
        <text:list-item>
          <text:p text:style-name="P14">Bot<text:span text:style-name="T15">ão</text:span> para <text:span text:style-name="T15">adicionar novos itens ao pedido da mesa</text:span></text:p>
        </text:list-item>
        <text:list-item>
          <text:p text:style-name="P14"><text:span text:style-name="T15">Campo para informar a quantidade de itens que será pedido</text:span></text:p>
        </text:list-item>
        <text:list-item>
          <text:p text:style-name="P14"><text:span text:style-name="T15">Janela informando a descrição da comanda após ela ser fechada. </text:span></text:p>
        </text:list-item>
      </text:list>
      <text:p text:style-name="P5"/>
      <text:p text:style-name="P5"/>
      <text:p text:style-name="P4"/>
      <text:p text:style-name="P4"/>
      <text:h text:style-name="P36" text:outline-level="1">Pontos Importantes do Funcionamento da Interface</text:h>
      <text:p text:style-name="P8"/>
      <text:p text:style-name="P10"><text:tab/>O sistema inicia fazendo a verificação de usuário, sendo necessário informar <text:soft-page-break/>usuário e senha corretamente para conseguir o acesso. Não foi implementado banco de dados, sendo esse gerenciador de login construído de forma bem simples: Tem como usuário 'admin' e como password 'admin'. Basta utilizar essa combinação para abrir o sistema.</text:p>
      <text:p text:style-name="P10"><text:tab/>Logo quando iniciado o sistema já é carregado com uma lista de mesas e ao mesmo tempo uma lista de produtos já está disponível.</text:p>
      <text:p text:style-name="P10"><text:tab/>A interface conta com menus que possibilitam ser adicionadas e removidas mesas e produtos.</text:p>
      <text:p text:style-name="P10"><text:tab/>Foi incluído um menu para editar os produtos, porém essa função será implementada em uma futura versão do software.</text:p>
      <text:p text:style-name="P15"><text:tab/>Além disso está incluído um menu com as informações principais do programa, na guia Ajuda &gt; Sobre.</text:p>
      <text:p text:style-name="P16"><text:tab/>A interface se baseia em três grandes áreas <text:span text:style-name="T7">(Jlists)</text:span>, sendo a primeira a área de visualização das mesas, mostrando todas as mesas que estão disponíveis na pizzaria.<text:tab/>Na segunda área é possível encontrar a descrição dos pedidos realizados pela mesa que estiver selecionada, tendo como botões de opção: Abrir Mesa, Cancelar Pedido e Fechar Comanda.</text:p>
      <text:list xml:id="list5845435174449709012" text:style-name="L2">
        <text:list-item>
          <text:p text:style-name="P29"><text:span text:style-name="T2">Abrir Mesa: <text:s/></text:span><text:span text:style-name="T3">Registra o horário em que os clientes ocuparam a mesa e define o status da mesa como ocupada.</text:span></text:p>
        </text:list-item>
        <text:list-item>
          <text:p text:style-name="P17">Cancelar Pedido: Oferece a opção do cancelamento de algum pedido que esteja selecionado, tendo como opção excluir todos os itens iguais ou apenas uma parte deles.</text:p>
        </text:list-item>
        <text:list-item>
          <text:p text:style-name="P17">Fechar Comanda: Encerra os pedidos da mesa, registrando esse horário como horário de saída, gera uma mensagem contendo os dados da comanda e libera a mesa para ser utilizada por novos clientes.</text:p>
        </text:list-item>
      </text:list>
      <text:p text:style-name="P18">A terceira área contém a descrição dos produtos que estão disponíveis para os clientes, podendo o atendente selecionar o produto e a quantidade que será pedida, essa área tem 2 botões principais: Qtde e Adicionar Item.</text:p>
      <text:list xml:id="list8273014824370042052" text:style-name="L3">
        <text:list-item>
          <text:p text:style-name="P19">Qtde: Botão do tipo spinner, onde é informada a quantidade de itens do produto selecionado que será incluída no pedido.</text:p>
        </text:list-item>
        <text:list-item>
          <text:p text:style-name="P19">Adicionar Item: Botão que adiciona o produto a lista de pedidos da mesa. Para o seu funcionamento é verificado se a quantidade é maior do que zero, caso positivo ele verifica se o produto em questão já foi <text:soft-page-break/>pedido nessa mesa, se já foi, ele apenas incrementa o número desse produto no pedido. Caso não tenha sido pedido ainda na mesa, ele adiciona o produto a lista junto com a sua quantidade.</text:p>
        </text:list-item>
      </text:list>
      <text:p text:style-name="P18"/>
      <text:p text:style-name="P18"/>
      <text:h text:style-name="P37" text:outline-level="1"/>
      <text:h text:style-name="P37" text:outline-level="1"/>
      <text:h text:style-name="P38" text:outline-level="1"><text:span text:style-name="T9">Pontos </text:span><text:span text:style-name="T10">Críticos de Implementação</text:span></text:h>
      <text:p text:style-name="P31"><text:span text:style-name="T10"/></text:p>
      <text:p text:style-name="P11"><text:tab/><text:span text:style-name="T8">Podem ser destacados como pontos de maior dificuldade na implementação:</text:span></text:p>
      <text:list xml:id="list104423151709798032" text:style-name="L4">
        <text:list-item>
          <text:p text:style-name="P20">Relacionar a JList com a descrição de Pedidos, com a mesa que estiver selecionado, <text:span text:style-name="T12">atualizando ela sempre que for selecionada outra mesa.</text:span></text:p>
        </text:list-item>
        <text:list-item>
          <text:p text:style-name="P21">Atualizar as Jlists toda vez que ocorre alguma modificação: Por exemplo quando for é adicionado um novo produto, a Jlist de produtos tem que ser automaticamente atualizada e mostrar a lista completa.</text:p>
        </text:list-item>
        <text:list-item>
          <text:p text:style-name="P26">Quando for adicionado um produto que já tenha sido pedido, a descrição da mesa deve apenas incrementar aquele pedido, sem duplicar o item.</text:p>
        </text:list-item>
      </text:list>
      <text:p text:style-name="P22"/>
      <text:p text:style-name="P22"/>
      <text:h text:style-name="P39" text:outline-level="1"><text:span text:style-name="T9">Pontos </text:span><text:span text:style-name="T11">onde podem ser apresentadas melhorias futuras</text:span></text:h>
      <text:p text:style-name="P32"><text:span text:style-name="T10"/></text:p>
      <text:p text:style-name="P12"><text:tab/><text:span text:style-name="T13">Os pontos que podem ser aprimorados em futuras versões do sistemas são:</text:span></text:p>
      <text:list xml:id="list3520868845870918899" text:style-name="L5">
        <text:list-item>
          <text:p text:style-name="P25">Aprimorar tela de login: Permitindo ser criados novos usuários e armazenar eles em um banco de dados.</text:p>
        </text:list-item>
        <text:list-item>
          <text:p text:style-name="P23">Implementação da função de editar um produto, permitindo que seja editado seu nome e valor</text:p>
        </text:list-item>
        <text:list-item>
          <text:p text:style-name="P23"><text:soft-page-break/>Implementação da tela de instruções: Essa tela conterá informações para auxiliar novos usuários a entender as funções do importantes do sistema.</text:p>
        </text:list-item>
        <text:list-item>
          <text:p text:style-name="P24">Implementar função que imprime a comanda quando ela for fechada.</text:p>
        </text:list-item>
        <text:list-item>
          <text:p text:style-name="P24">Criar um banco de dados dos produtos disponíveis no restaurante.</text:p>
        </text:list-item>
        <text:list-item>
          <text:p text:style-name="P24">Criar banco de dados contendo as mes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der Bertoldo</meta:initial-creator>
    <meta:creation-date>2015-12-15T18:04:30.211658757</meta:creation-date>
    <dc:date>2015-12-15T21:58:11.352417712</dc:date>
    <dc:creator>Helder Bertoldo</dc:creator>
    <meta:editing-duration>PT1H18M45S</meta:editing-duration>
    <meta:editing-cycles>26</meta:editing-cycles>
    <meta:generator>LibreOffice/5.0.2.2$Linux_X86_64 LibreOffice_project/00m0$Build-2</meta:generator>
    <meta:document-statistic meta:table-count="0" meta:image-count="0" meta:object-count="0" meta:page-count="6" meta:paragraph-count="49" meta:word-count="861" meta:character-count="5242" meta:non-whitespace-character-count="4437"/>
  </office:meta>
</office:document-meta>
</file>